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7cm" fo:min-width="2.4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righ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draw:fill="solid" draw:fill-color="#e6e6e6" draw:fill-gradient-name="Gradient_20_3" draw:fill-hatch-name="Red_20_Crossed_20_0_20_Degrees" draw:textarea-horizontal-align="left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gradient" draw:fill-color="#94bd5e" draw:fill-gradient-name="Gradient_20_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  <style:text-properties fo:font-family="Arial" style:font-style-name="Vet" style:font-family-generic="swiss" style:font-pitch="variable" fo:font-size="12pt" fo:font-weight="bold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style-name="Standaard" style:font-family-generic="swiss" style:font-pitch="variable" fo:font-size="10pt" fo:font-weight="bold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family="Arial" style:font-style-name="Vet" style:font-family-generic="swiss" style:font-pitch="variable" fo:font-size="10pt" fo:language="en" fo:country="US" fo:font-style="italic" fo:font-weight="normal" style:font-size-asian="18pt" style:font-size-complex="18pt"/>
    </style:style>
    <style:style style:name="P8" style:family="paragraph">
      <style:paragraph-properties fo:margin-left="0cm" fo:margin-right="0cm" fo:text-indent="0cm"/>
      <style:text-properties fo:font-family="Arial" style:font-style-name="Vet" style:font-family-generic="swiss" style:font-pitch="variable" fo:font-size="10pt" fo:font-style="italic" fo:font-weight="normal" style:font-size-asian="18pt" style:font-size-complex="18pt"/>
    </style:style>
    <style:style style:name="P9" style:family="paragraph">
      <style:paragraph-properties fo:margin-left="0cm" fo:margin-right="0cm" fo:text-indent="0cm"/>
      <style:text-properties fo:font-family="'Times New Roman'" style:font-style-name="Vet" style:font-family-generic="roman" style:font-pitch="variable" fo:font-size="12pt" fo:font-weight="bold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T1" style:family="text">
      <style:text-properties fo:color="#00ae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T3" style:family="text">
      <style:text-properties fo:font-family="Arial" style:font-style-name="Standaard" style:font-family-generic="swiss" style:font-pitch="variable" fo:font-size="10pt" fo:font-weight="bold" style:font-size-asian="18pt" style:font-size-complex="18pt"/>
    </style:style>
    <style:style style:name="T4" style:family="text">
      <style:text-properties fo:font-family="Arial" style:font-style-name="Vet" style:font-family-generic="swiss" style:font-pitch="variable" fo:font-size="10pt" fo:language="en" fo:country="US" fo:font-style="italic" fo:font-weight="normal" style:font-size-asian="18pt" style:font-size-complex="18pt"/>
    </style:style>
    <style:style style:name="T5" style:family="text">
      <style:text-properties fo:font-family="Arial" style:font-style-name="Vet" style:font-family-generic="swiss" style:font-pitch="variable" fo:font-size="10pt" fo:font-style="italic" fo:font-weight="normal" style:font-size-asian="18pt" style:font-size-complex="18pt"/>
    </style:style>
    <style:style style:name="T6" style:family="text">
      <style:text-properties fo:font-family="'Times New Roman'" style:font-style-name="Vet" style:font-family-generic="roman" style:font-pitch="variable" fo:font-size="12pt" fo:font-weight="bold" style:font-size-asian="18pt" style:font-size-complex="18pt"/>
    </style:style>
    <style:style style:name="T7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03cm" svg:height="0.957cm" svg:x="0.335cm" svg:y="0.094cm">
          <draw:text-box>
            <text:p text:style-name="P1"><text:span text:style-name="T1">DomainModel </text:span><text:span text:style-name="T2">Customers</text:span></text:p>
          </draw:text-box>
        </draw:frame>
        <draw:custom-shape draw:style-name="gr2" draw:text-style-name="P3" draw:layer="layout" svg:width="6.809cm" svg:height="7cm" svg:x="0.736cm" svg:y="1.55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5cm" svg:height="1cm" svg:x="1.045cm" svg:y="1.851cm">
          <text:p text:style-name="P4"><text:span text:style-name="T3">pom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6" draw:layer="layout" svg:x1="0.745cm" svg:y1="7.051cm" svg:x2="7.545cm" svg:y2="7.051cm">
          <text:p text:style-name="P1"/>
        </draw:line>
        <draw:custom-shape draw:style-name="gr2" draw:text-style-name="P3" draw:layer="layout" svg:width="8.5cm" svg:height="7cm" svg:x="8.045cm" svg:y="1.55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5cm" svg:height="1cm" svg:x="8.545cm" svg:y="3.051cm">
          <text:p text:style-name="P4"><text:span text:style-name="T3">GenericEnumUserType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6" draw:layer="layout" svg:x1="8.045cm" svg:y1="7.051cm" svg:x2="16.545cm" svg:y2="7.051cm">
          <text:p text:style-name="P1"/>
        </draw:line>
        <draw:frame draw:style-name="gr5" draw:text-style-name="P7" draw:layer="layout" svg:width="2.161cm" svg:height="0.645cm" svg:x="5.384cm" svg:y="1.551cm">
          <draw:text-box>
            <text:p text:style-name="P1"><text:span text:style-name="T4">Generated</text:span></text:p>
          </draw:text-box>
        </draw:frame>
        <draw:frame draw:style-name="gr5" draw:text-style-name="P8" draw:layer="layout" svg:width="3.114cm" svg:height="0.645cm" svg:x="4.445cm" svg:y="7.906cm">
          <draw:text-box>
            <text:p text:style-name="P1"><text:span text:style-name="T5">Extension Points</text:span></text:p>
          </draw:text-box>
        </draw:frame>
        <draw:frame draw:style-name="gr5" draw:text-style-name="P7" draw:layer="layout" svg:width="2.161cm" svg:height="0.645cm" svg:x="14.384cm" svg:y="1.551cm">
          <draw:text-box>
            <text:p text:style-name="P1"><text:span text:style-name="T4">Generated</text:span></text:p>
          </draw:text-box>
        </draw:frame>
        <draw:frame draw:style-name="gr5" draw:text-style-name="P8" draw:layer="layout" svg:width="3.114cm" svg:height="0.645cm" svg:x="13.431cm" svg:y="7.906cm">
          <draw:text-box>
            <text:p text:style-name="P1"><text:span text:style-name="T5">Extension Points</text:span></text:p>
          </draw:text-box>
        </draw:frame>
        <draw:frame draw:style-name="gr5" draw:text-style-name="P9" draw:layer="layout" svg:width="0.667cm" svg:height="0.734cm" svg:x="14.378cm" svg:y="1.817cm">
          <draw:text-box>
            <text:p text:style-name="P1"><text:span text:style-name="T6">I</text:span></text:p>
          </draw:text-box>
        </draw:frame>
        <draw:frame draw:style-name="gr5" draw:text-style-name="P9" draw:layer="layout" svg:width="0.667cm" svg:height="0.734cm" svg:x="14.378cm" svg:y="5.551cm">
          <draw:text-box>
            <text:p text:style-name="P1"><text:span text:style-name="T6">I</text:span></text:p>
          </draw:text-box>
        </draw:frame>
        <draw:rect draw:style-name="gr6" draw:text-style-name="P10" draw:layer="layout" svg:width="3cm" svg:height="0.5cm" svg:x="0.745cm" svg:y="1.051cm">
          <text:p text:style-name="P4"><text:span text:style-name="T7">Domain</text:span></text:p>
        </draw:rect>
        <draw:rect draw:style-name="gr6" draw:text-style-name="P10" draw:layer="layout" svg:width="3cm" svg:height="0.5cm" svg:x="8.045cm" svg:y="1.051cm">
          <text:p text:style-name="P4"><text:span text:style-name="T7">Data</text:span></text:p>
        </draw:rect>
        <draw:custom-shape draw:style-name="gr3" draw:text-style-name="P5" draw:layer="layout" svg:width="3.5cm" svg:height="1cm" svg:x="8.596cm" svg:y="1.751cm">
          <text:p text:style-name="P4"><text:span text:style-name="T3">pom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4cm" svg:height="1cm" svg:x="8.545cm" svg:y="5.651cm">
          <text:p text:style-name="P4"><text:span text:style-name="T3">beanRefContext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6cm" svg:height="1cm" svg:x="8.545cm" svg:y="4.351cm">
          <text:p text:style-name="P4"><text:span text:style-name="T3">CustomersDataLayerContext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hatch draw:name="Red_20_Crossed_20_0_20_Degrees" draw:display-name="Red Crossed 0 Degrees" draw:style="double" draw:color="#800000" draw:distance="0.076cm" draw:rotation="90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style-name="Standaard" style:font-family-generic="swiss" style:font-pitch="variable" fo:font-size="1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.051cm" fo:margin-left="0.045cm" fo:margin-right="0.102cm" fo:page-width="16.815cm" fo:page-height="9.19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8-06-27T11:48:24</meta:creation-date>
    <dc:creator>Jos Warmer</dc:creator>
    <dc:date>2009-01-22T15:19:44</dc:date>
    <meta:editing-cycles>81</meta:editing-cycles>
    <meta:editing-duration>PT21H59M19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